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cf11" officeooo:paragraph-rsid="000ecf11"/>
    </style:style>
    <style:style style:name="P2" style:family="paragraph" style:parent-style-name="Standard">
      <style:text-properties officeooo:rsid="000f7301" officeooo:paragraph-rsid="000f7301"/>
    </style:style>
    <style:style style:name="P3" style:family="paragraph" style:parent-style-name="Standard">
      <style:text-properties officeooo:rsid="000f7301" officeooo:paragraph-rsid="000f7301"/>
    </style:style>
    <style:style style:name="P4" style:family="paragraph" style:parent-style-name="Standard">
      <style:text-properties officeooo:rsid="001108b8" officeooo:paragraph-rsid="001108b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Firstly ,I have recorded the voices recording for unique 210 keywords and this keywords will be considered as 210 main keyewords and each of this will be cosdiered as main file and label.</text:p>
      <text:p text:style-name="P1">Each of dir will have at least 50 words.</text:p>
      <text:p text:style-name="P1">a.total recordings needed for this will be 10,500.</text:p>
      <text:p text:style-name="P1">2. For now I <text:s/>am working with 21 unique keywords which is working as main file and each label is having 10 recording</text:p>
      <text:p text:style-name="P1">a.Total recordings,I have recrded is 10*21=210,working with 210 dataset and 21 label.</text:p>
      <text:p text:style-name="P1">b.Will be making this upto 50 vocies at each label.</text:p>
      <text:p text:style-name="P1">So now I will have total of 10,50 voice sets.</text:p>
      <text:p text:style-name="P1"/>
      <text:p text:style-name="P1">3. Since for above 210 unique keywords,It will impossible for me to record 10000 recordings ,I am fidning some data augmentation techniqe so that I can avoid the too much recording .</text:p>
      <text:p text:style-name="P1"/>
      <text:p text:style-name="P1">4.I am currently done with first phase of dataset prepration,I will be working with this daatset only till the end of project,at least untill project will be in working condition.</text:p>
      <text:p text:style-name="P1"/>
      <text:p text:style-name="P1">5.Finally,i will keep adding these more voice to these 21 labels</text:p>
      <text:p text:style-name="P1"/>
      <text:p text:style-name="P2">Note: Total I have recorded approx 450 voice recordings .I will have to make it 21*50 for at least getting good results working</text:p>
      <text:p text:style-name="P2"/>
      <text:p text:style-name="P2"/>
      <text:p text:style-name="P4">How to run Project:</text:p>
      <text:p text:style-name="P4"/>
      <text:p text:style-name="P4">1.I have already setup the virtual envirnoment of tensorflow.</text:p>
      <text:p text:style-name="P4">2. Cd to home/mytensorflow.</text:p>
      <text:p text:style-name="P4">3. type command:- <text:s/>source venv/bin/activate</text:p>
      <text:p text:style-name="P4">above command will made you to the virtual environment</text:p>
      <text:p text:style-name="P4"/>
      <text:p text:style-name="P4">4. cd project</text:p>
      <text:p text:style-name="P4">5.python3 keyword_spotting_service.py</text:p>
      <text:p text:style-name="P4">you will finally get the output if the given comman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8T23:15:27.399690763</meta:creation-date>
    <dc:date>2022-04-03T00:48:09.032847832</dc:date>
    <meta:editing-duration>PT16M40S</meta:editing-duration>
    <meta:editing-cycles>3</meta:editing-cycles>
    <meta:generator>LibreOffice/6.4.7.2$Linux_X86_64 LibreOffice_project/40$Build-2</meta:generator>
    <meta:document-statistic meta:table-count="0" meta:image-count="0" meta:object-count="0" meta:page-count="1" meta:paragraph-count="19" meta:word-count="247" meta:character-count="1435" meta:non-whitespace-character-count="1205"/>
  </office:meta>
</office:document-meta>
</file>